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8.54mm"/>
    </style:style>
    <style:style style:name="co13" style:family="table-column">
      <style:table-column-properties fo:break-before="auto" style:column-width="37.69mm"/>
    </style:style>
    <style:style style:name="co14" style:family="table-column">
      <style:table-column-properties fo:break-before="auto" style:column-width="24.68mm"/>
    </style:style>
    <style:style style:name="co15" style:family="table-column">
      <style:table-column-properties fo:break-before="auto" style:column-width="32.54mm"/>
    </style:style>
    <style:style style:name="co16" style:family="table-column">
      <style:table-column-properties fo:break-before="auto" style:column-width="28.01mm"/>
    </style:style>
    <style:style style:name="co17" style:family="table-column">
      <style:table-column-properties fo:break-before="auto" style:column-width="33.14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10.07mm"/>
    </style:style>
    <style:style style:name="co18" style:family="table-column">
      <style:table-column-properties fo:break-before="auto" style:column-width="15.06mm"/>
    </style:style>
    <style:style style:name="co19" style:family="table-column">
      <style:table-column-properties fo:break-before="auto" style:column-width="30.5mm"/>
    </style:style>
    <style:style style:name="co20" style:family="table-column">
      <style:table-column-properties fo:break-before="auto" style:column-width="27.5mm"/>
    </style:style>
    <style:style style:name="co21" style:family="table-column">
      <style:table-column-properties fo:break-before="auto" style:column-width="11.69mm"/>
    </style:style>
    <style:style style:name="co22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0"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10">
      <style:text-properties style:text-position="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 style:data-style-name="N109">
      <style:text-properties style:text-position="" style:text-underline-style="none" fo:font-weight="bold" style:font-weight-asian="bold" style:font-weight-complex="bold"/>
    </style:style>
    <style:style style:name="ce11" style:family="table-cell" style:parent-style-name="Default" style:data-style-name="N109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 style:text-position=""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ackground-color="#111111"/>
      <style:text-properties style:text-position=""/>
    </style:style>
    <style:style style:name="ce5" style:family="table-cell" style:parent-style-name="Default">
      <style:table-cell-properties fo:background-color="transparent"/>
      <style:text-properties style:use-window-font-color="true"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position="" fo:font-weight="bold" style:font-weight-asian="bold" style:font-weight-complex="bold"/>
    </style:style>
    <style:style style:name="ce7" style:family="table-cell" style:parent-style-name="Default" style:data-style-name="N109">
      <style:text-properties style:text-position="" style:text-underline-style="non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111111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109"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9">
      <style:text-properties style:text-underline-style="none" fo:font-weight="bold" style:font-weight-asian="bold" style:font-weight-complex="bold"/>
    </style:style>
    <style:style style:name="ce31" style:family="table-cell" style:parent-style-name="Default" style:data-style-name="N109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9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style:text-underline-style="non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text-underline-style="none" fo:font-weight="normal" style:font-weight-asian="normal" style:font-weight-complex="normal"/>
    </style:style>
    <style:style style:name="ce36" style:family="table-cell" style:parent-style-name="Default">
      <style:text-properties style:text-underline-style="none" fo:font-weight="normal" style:font-weight-asian="normal" style:font-weight-complex="normal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109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transparent"/>
      <style:text-properties fo:color="#666666"/>
    </style:style>
    <style:style style:name="ce40" style:family="table-cell" style:parent-style-name="Default" style:data-style-name="N109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10">
      <style:text-properties fo:font-weight="bold" style:font-weight-asian="bold" style:font-weight-complex="bold"/>
    </style:style>
    <style:style style:name="ce43" style:family="table-cell" style:parent-style-name="Default" style:data-style-name="N110"/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mod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3br</text:p>
          </table:table-cell>
          <table:table-cell office:value-type="string" calcext:value-type="string">
            <text:p>* Conv1D (64) → * MaxPool → ReLU →LSTM (300) (regularizada) → ReLU → Dense (1) (regularizada) </text:p>
          </table:table-cell>
        </table:table-row>
        <table:table-row table:style-name="ro1">
          <table:table-cell office:value-type="string" calcext:value-type="string">
            <text:p>m3brl</text:p>
          </table:table-cell>
          <table:table-cell office:value-type="string" calcext:value-type="string">
            <text:p>* Conv1D (64) → * MaxPool →LSTM (300) (regularizada) → Dense (1) (regularizada) 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amada congelável</text:p>
          </table:table-cell>
        </table:table-row>
      </table:table>
      <table:table table:name="auc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1" table:default-cell-style-name="Default"/>
        <table:table-column table:style-name="co18" table:number-columns-repeated="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992" table:default-cell-style-name="Default"/>
        <table:table-row table:style-name="ro1">
          <table:table-cell table:style-name="ce18" office:value-type="string" calcext:value-type="string">
            <text:p>Model</text:p>
          </table:table-cell>
          <table:table-cell office:value-type="string" calcext:value-type="string">
            <text:p>m3br</text:p>
          </table:table-cell>
          <table:table-cell table:number-columns-repeated="3"/>
          <table:table-cell office:value-type="string" calcext:value-type="string">
            <text:p>m3brl</text:p>
          </table:table-cell>
          <table:table-cell table:number-columns-repeated="3"/>
          <table:table-cell office:value-type="string" calcext:value-type="string">
            <text:p>M3br</text:p>
          </table:table-cell>
          <table:table-cell table:number-columns-repeated="3"/>
          <table:table-cell office:value-type="string" calcext:value-type="string">
            <text:p>m3brl2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5 minutes</text:p>
          </table:table-cell>
          <table:table-cell table:style-name="ce18" office:value-type="string" calcext:value-type="string">
            <text:p>Fine Tunning</text:p>
          </table:table-cell>
          <table:table-cell table:style-name="ce18" office:value-type="string" calcext:value-type="string">
            <text:p>Focused Training</text:p>
          </table:table-cell>
          <table:table-cell table:style-name="ce18" office:value-type="string" calcext:value-type="string">
            <text:p>Mixed Training</text:p>
          </table:table-cell>
          <table:table-cell/>
          <table:table-cell table:style-name="ce18" office:value-type="string" calcext:value-type="string">
            <text:p>Fine Tunning</text:p>
          </table:table-cell>
          <table:table-cell table:style-name="ce18" office:value-type="string" calcext:value-type="string">
            <text:p>Focused Training</text:p>
          </table:table-cell>
          <table:table-cell table:style-name="ce18" office:value-type="string" calcext:value-type="string">
            <text:p>Mixed Training</text:p>
          </table:table-cell>
          <table:table-cell/>
          <table:table-cell table:style-name="ce18" office:value-type="string" calcext:value-type="string">
            <text:p>Fine Tunning</text:p>
          </table:table-cell>
          <table:table-cell table:style-name="ce18" office:value-type="string" calcext:value-type="string">
            <text:p>Focused Training</text:p>
          </table:table-cell>
          <table:table-cell table:style-name="ce18" office:value-type="string" calcext:value-type="string">
            <text:p>Mixed Training</text:p>
          </table:table-cell>
          <table:table-cell/>
          <table:table-cell table:style-name="ce18" office:value-type="string" calcext:value-type="string">
            <text:p>Fine Tunning</text:p>
          </table:table-cell>
          <table:table-cell table:style-name="ce18" office:value-type="string" calcext:value-type="string">
            <text:p>Focused Training</text:p>
          </table:table-cell>
          <table:table-cell table:style-name="ce18" office:value-type="string" calcext:value-type="string">
            <text:p>Mixed Train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3274" calcext:value-type="float">
            <text:p>0,783274</text:p>
          </table:table-cell>
          <table:table-cell office:value-type="float" office:value="0.767291" calcext:value-type="float">
            <text:p>0,767291</text:p>
          </table:table-cell>
          <table:table-cell office:value-type="float" office:value="0.801767" calcext:value-type="float">
            <text:p>0,801767</text:p>
          </table:table-cell>
          <table:table-cell/>
          <table:table-cell office:value-type="float" office:value="0.847882" calcext:value-type="float">
            <text:p>0,847882</text:p>
          </table:table-cell>
          <table:table-cell office:value-type="float" office:value="0.77298" calcext:value-type="float">
            <text:p>0,77298</text:p>
          </table:table-cell>
          <table:table-cell office:value-type="float" office:value="0.804397" calcext:value-type="float">
            <text:p>0,804397</text:p>
          </table:table-cell>
          <table:table-cell/>
          <table:table-cell office:value-type="float" office:value="0.829214" calcext:value-type="float">
            <text:p>0,829214</text:p>
          </table:table-cell>
          <table:table-cell office:value-type="float" office:value="0.760118" calcext:value-type="float">
            <text:p>0,760118</text:p>
          </table:table-cell>
          <table:table-cell office:value-type="float" office:value="0.788473" calcext:value-type="float">
            <text:p>0,788473</text:p>
          </table:table-cell>
          <table:table-cell/>
          <table:table-cell office:value-type="float" office:value="0.853156" calcext:value-type="float">
            <text:p>0,853156</text:p>
          </table:table-cell>
          <table:table-cell office:value-type="float" office:value="0.781051" calcext:value-type="float">
            <text:p>0,781051</text:p>
          </table:table-cell>
          <table:table-cell office:value-type="float" office:value="0.802035" calcext:value-type="float">
            <text:p>0,802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13176" calcext:value-type="float">
            <text:p>0,813176</text:p>
          </table:table-cell>
          <table:table-cell office:value-type="float" office:value="0.845339" calcext:value-type="float">
            <text:p>0,845339</text:p>
          </table:table-cell>
          <table:table-cell office:value-type="float" office:value="0.853079" calcext:value-type="float">
            <text:p>0,853079</text:p>
          </table:table-cell>
          <table:table-cell/>
          <table:table-cell office:value-type="float" office:value="0.854015" calcext:value-type="float">
            <text:p>0,854015</text:p>
          </table:table-cell>
          <table:table-cell office:value-type="float" office:value="0.80389" calcext:value-type="float">
            <text:p>0,80389</text:p>
          </table:table-cell>
          <table:table-cell office:value-type="float" office:value="0.846033" calcext:value-type="float">
            <text:p>0,846033</text:p>
          </table:table-cell>
          <table:table-cell/>
          <table:table-cell office:value-type="float" office:value="0.822111" calcext:value-type="float">
            <text:p>0,822111</text:p>
          </table:table-cell>
          <table:table-cell office:value-type="float" office:value="0.790037" calcext:value-type="float">
            <text:p>0,790037</text:p>
          </table:table-cell>
          <table:table-cell office:value-type="float" office:value="0.847871" calcext:value-type="float">
            <text:p>0,847871</text:p>
          </table:table-cell>
          <table:table-cell/>
          <table:table-cell office:value-type="float" office:value="0.878093" calcext:value-type="float">
            <text:p>0,878093</text:p>
          </table:table-cell>
          <table:table-cell office:value-type="float" office:value="0.782497" calcext:value-type="float">
            <text:p>0,782497</text:p>
          </table:table-cell>
          <table:table-cell office:value-type="float" office:value="0.829972" calcext:value-type="float">
            <text:p>0,829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22141" calcext:value-type="float">
            <text:p>0,722141</text:p>
          </table:table-cell>
          <table:table-cell office:value-type="float" office:value="0.743928" calcext:value-type="float">
            <text:p>0,743928</text:p>
          </table:table-cell>
          <table:table-cell office:value-type="float" office:value="0.772287" calcext:value-type="float">
            <text:p>0,772287</text:p>
          </table:table-cell>
          <table:table-cell/>
          <table:table-cell office:value-type="float" office:value="0.746965" calcext:value-type="float">
            <text:p>0,746965</text:p>
          </table:table-cell>
          <table:table-cell office:value-type="float" office:value="0.728207" calcext:value-type="float">
            <text:p>0,728207</text:p>
          </table:table-cell>
          <table:table-cell office:value-type="float" office:value="0.73665" calcext:value-type="float">
            <text:p>0,73665</text:p>
          </table:table-cell>
          <table:table-cell/>
          <table:table-cell office:value-type="float" office:value="0.747778" calcext:value-type="float">
            <text:p>0,747778</text:p>
          </table:table-cell>
          <table:table-cell office:value-type="float" office:value="0.733578" calcext:value-type="float">
            <text:p>0,733578</text:p>
          </table:table-cell>
          <table:table-cell office:value-type="float" office:value="0.743598" calcext:value-type="float">
            <text:p>0,743598</text:p>
          </table:table-cell>
          <table:table-cell/>
          <table:table-cell office:value-type="float" office:value="0.752247" calcext:value-type="float">
            <text:p>0,752247</text:p>
          </table:table-cell>
          <table:table-cell office:value-type="float" office:value="0.732614" calcext:value-type="float">
            <text:p>0,732614</text:p>
          </table:table-cell>
          <table:table-cell office:value-type="float" office:value="0.748498" calcext:value-type="float">
            <text:p>0,748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8006" calcext:value-type="float">
            <text:p>0,78006</text:p>
          </table:table-cell>
          <table:table-cell office:value-type="float" office:value="0.765604" calcext:value-type="float">
            <text:p>0,765604</text:p>
          </table:table-cell>
          <table:table-cell office:value-type="float" office:value="0.792111" calcext:value-type="float">
            <text:p>0,792111</text:p>
          </table:table-cell>
          <table:table-cell/>
          <table:table-cell office:value-type="float" office:value="0.779824" calcext:value-type="float">
            <text:p>0,779824</text:p>
          </table:table-cell>
          <table:table-cell office:value-type="float" office:value="0.777013" calcext:value-type="float">
            <text:p>0,777013</text:p>
          </table:table-cell>
          <table:table-cell office:value-type="float" office:value="0.77774" calcext:value-type="float">
            <text:p>0,77774</text:p>
          </table:table-cell>
          <table:table-cell/>
          <table:table-cell office:value-type="float" office:value="0.749171" calcext:value-type="float">
            <text:p>0,749171</text:p>
          </table:table-cell>
          <table:table-cell office:value-type="float" office:value="0.752776" calcext:value-type="float">
            <text:p>0,752776</text:p>
          </table:table-cell>
          <table:table-cell office:value-type="float" office:value="0.758289" calcext:value-type="float">
            <text:p>0,758289</text:p>
          </table:table-cell>
          <table:table-cell/>
          <table:table-cell office:value-type="float" office:value="0.74475" calcext:value-type="float">
            <text:p>0,74475</text:p>
          </table:table-cell>
          <table:table-cell office:value-type="float" office:value="0.716451" calcext:value-type="float">
            <text:p>0,716451</text:p>
          </table:table-cell>
          <table:table-cell office:value-type="float" office:value="0.747728" calcext:value-type="float">
            <text:p>0,747728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15 minu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90247" calcext:value-type="float">
            <text:p>0,790247</text:p>
          </table:table-cell>
          <table:table-cell office:value-type="float" office:value="0.773623" calcext:value-type="float">
            <text:p>0,773623</text:p>
          </table:table-cell>
          <table:table-cell office:value-type="float" office:value="0.773949" calcext:value-type="float">
            <text:p>0,773949</text:p>
          </table:table-cell>
          <table:table-cell/>
          <table:table-cell office:value-type="float" office:value="0.824089" calcext:value-type="float">
            <text:p>0,824089</text:p>
          </table:table-cell>
          <table:table-cell office:value-type="float" office:value="0.780941" calcext:value-type="float">
            <text:p>0,780941</text:p>
          </table:table-cell>
          <table:table-cell office:value-type="float" office:value="0.786748" calcext:value-type="float">
            <text:p>0,786748</text:p>
          </table:table-cell>
          <table:table-cell/>
          <table:table-cell office:value-type="float" office:value="0.815224" calcext:value-type="float">
            <text:p>0,815224</text:p>
          </table:table-cell>
          <table:table-cell office:value-type="float" office:value="0.758672" calcext:value-type="float">
            <text:p>0,758672</text:p>
          </table:table-cell>
          <table:table-cell office:value-type="float" office:value="0.827389" calcext:value-type="float">
            <text:p>0,827389</text:p>
          </table:table-cell>
          <table:table-cell/>
          <table:table-cell office:value-type="float" office:value="0.857457" calcext:value-type="float">
            <text:p>0,857457</text:p>
          </table:table-cell>
          <table:table-cell office:value-type="float" office:value="0.765077" calcext:value-type="float">
            <text:p>0,765077</text:p>
          </table:table-cell>
          <table:table-cell office:value-type="float" office:value="0.804251" calcext:value-type="float">
            <text:p>0,804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29747" calcext:value-type="float">
            <text:p>0,829747</text:p>
          </table:table-cell>
          <table:table-cell office:value-type="float" office:value="0.853044" calcext:value-type="float">
            <text:p>0,853044</text:p>
          </table:table-cell>
          <table:table-cell office:value-type="float" office:value="0.844947" calcext:value-type="float">
            <text:p>0,844947</text:p>
          </table:table-cell>
          <table:table-cell/>
          <table:table-cell office:value-type="float" office:value="0.845932" calcext:value-type="float">
            <text:p>0,845932</text:p>
          </table:table-cell>
          <table:table-cell office:value-type="float" office:value="0.86369" calcext:value-type="float">
            <text:p>0,86369</text:p>
          </table:table-cell>
          <table:table-cell office:value-type="float" office:value="0.868227" calcext:value-type="float">
            <text:p>0,868227</text:p>
          </table:table-cell>
          <table:table-cell/>
          <table:table-cell office:value-type="float" office:value="0.812114" calcext:value-type="float">
            <text:p>0,812114</text:p>
          </table:table-cell>
          <table:table-cell office:value-type="float" office:value="0.806367" calcext:value-type="float">
            <text:p>0,806367</text:p>
          </table:table-cell>
          <table:table-cell office:value-type="float" office:value="0.85875" calcext:value-type="float">
            <text:p>0,85875</text:p>
          </table:table-cell>
          <table:table-cell/>
          <table:table-cell office:value-type="float" office:value="0.816574" calcext:value-type="float">
            <text:p>0,816574</text:p>
          </table:table-cell>
          <table:table-cell office:value-type="float" office:value="0.799785" calcext:value-type="float">
            <text:p>0,799785</text:p>
          </table:table-cell>
          <table:table-cell office:value-type="float" office:value="0.814297" calcext:value-type="float">
            <text:p>0,814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25064" calcext:value-type="float">
            <text:p>0,725064</text:p>
          </table:table-cell>
          <table:table-cell office:value-type="float" office:value="0.753819" calcext:value-type="float">
            <text:p>0,753819</text:p>
          </table:table-cell>
          <table:table-cell office:value-type="float" office:value="0.763803" calcext:value-type="float">
            <text:p>0,763803</text:p>
          </table:table-cell>
          <table:table-cell/>
          <table:table-cell office:value-type="float" office:value="0.74764" calcext:value-type="float">
            <text:p>0,74764</text:p>
          </table:table-cell>
          <table:table-cell office:value-type="float" office:value="0.743099" calcext:value-type="float">
            <text:p>0,743099</text:p>
          </table:table-cell>
          <table:table-cell office:value-type="float" office:value="0.749305" calcext:value-type="float">
            <text:p>0,749305</text:p>
          </table:table-cell>
          <table:table-cell/>
          <table:table-cell office:value-type="float" office:value="0.717007" calcext:value-type="float">
            <text:p>0,717007</text:p>
          </table:table-cell>
          <table:table-cell office:value-type="float" office:value="0.740191" calcext:value-type="float">
            <text:p>0,740191</text:p>
          </table:table-cell>
          <table:table-cell office:value-type="float" office:value="0.766083" calcext:value-type="float">
            <text:p>0,766083</text:p>
          </table:table-cell>
          <table:table-cell/>
          <table:table-cell office:value-type="float" office:value="0.745333" calcext:value-type="float">
            <text:p>0,745333</text:p>
          </table:table-cell>
          <table:table-cell office:value-type="float" office:value="0.73816" calcext:value-type="float">
            <text:p>0,73816</text:p>
          </table:table-cell>
          <table:table-cell office:value-type="float" office:value="0.74825" calcext:value-type="float">
            <text:p>0,74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81894" calcext:value-type="float">
            <text:p>0,781894</text:p>
          </table:table-cell>
          <table:table-cell office:value-type="float" office:value="0.765739" calcext:value-type="float">
            <text:p>0,765739</text:p>
          </table:table-cell>
          <table:table-cell office:value-type="float" office:value="0.772272" calcext:value-type="float">
            <text:p>0,772272</text:p>
          </table:table-cell>
          <table:table-cell/>
          <table:table-cell office:value-type="float" office:value="0.779385" calcext:value-type="float">
            <text:p>0,779385</text:p>
          </table:table-cell>
          <table:table-cell office:value-type="float" office:value="0.772847" calcext:value-type="float">
            <text:p>0,772847</text:p>
          </table:table-cell>
          <table:table-cell office:value-type="float" office:value="0.770476" calcext:value-type="float">
            <text:p>0,770476</text:p>
          </table:table-cell>
          <table:table-cell/>
          <table:table-cell office:value-type="float" office:value="0.753848" calcext:value-type="float">
            <text:p>0,753848</text:p>
          </table:table-cell>
          <table:table-cell office:value-type="float" office:value="0.740033" calcext:value-type="float">
            <text:p>0,740033</text:p>
          </table:table-cell>
          <table:table-cell office:value-type="float" office:value="0.795787" calcext:value-type="float">
            <text:p>0,795787</text:p>
          </table:table-cell>
          <table:table-cell/>
          <table:table-cell office:value-type="float" office:value="0.769022" calcext:value-type="float">
            <text:p>0,769022</text:p>
          </table:table-cell>
          <table:table-cell office:value-type="float" office:value="0.73839" calcext:value-type="float">
            <text:p>0,73839</text:p>
          </table:table-cell>
          <table:table-cell office:value-type="float" office:value="0.757683" calcext:value-type="float">
            <text:p>0,757683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30 minu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1838" calcext:value-type="float">
            <text:p>0,781838</text:p>
          </table:table-cell>
          <table:table-cell office:value-type="float" office:value="0.767109" calcext:value-type="float">
            <text:p>0,767109</text:p>
          </table:table-cell>
          <table:table-cell office:value-type="float" office:value="0.811384" calcext:value-type="float">
            <text:p>0,811384</text:p>
          </table:table-cell>
          <table:table-cell/>
          <table:table-cell office:value-type="float" office:value="0.823658" calcext:value-type="float">
            <text:p>0,823658</text:p>
          </table:table-cell>
          <table:table-cell office:value-type="float" office:value="0.751044" calcext:value-type="float">
            <text:p>0,751044</text:p>
          </table:table-cell>
          <table:table-cell office:value-type="float" office:value="0.794786" calcext:value-type="float">
            <text:p>0,794786</text:p>
          </table:table-cell>
          <table:table-cell/>
          <table:table-cell office:value-type="float" office:value="0.818404" calcext:value-type="float">
            <text:p>0,818404</text:p>
          </table:table-cell>
          <table:table-cell office:value-type="float" office:value="0.753965" calcext:value-type="float">
            <text:p>0,753965</text:p>
          </table:table-cell>
          <table:table-cell office:value-type="float" office:value="0.799846" calcext:value-type="float">
            <text:p>0,799846</text:p>
          </table:table-cell>
          <table:table-cell/>
          <table:table-cell office:value-type="float" office:value="0.87132" calcext:value-type="float">
            <text:p>0,87132</text:p>
          </table:table-cell>
          <table:table-cell office:value-type="float" office:value="0.730376" calcext:value-type="float">
            <text:p>0,730376</text:p>
          </table:table-cell>
          <table:table-cell office:value-type="float" office:value="0.818069" calcext:value-type="float">
            <text:p>0,818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68741" calcext:value-type="float">
            <text:p>0,868741</text:p>
          </table:table-cell>
          <table:table-cell office:value-type="float" office:value="0.828266" calcext:value-type="float">
            <text:p>0,828266</text:p>
          </table:table-cell>
          <table:table-cell office:value-type="float" office:value="0.848608" calcext:value-type="float">
            <text:p>0,848608</text:p>
          </table:table-cell>
          <table:table-cell/>
          <table:table-cell office:value-type="float" office:value="0.85661" calcext:value-type="float">
            <text:p>0,85661</text:p>
          </table:table-cell>
          <table:table-cell office:value-type="float" office:value="0.857487" calcext:value-type="float">
            <text:p>0,857487</text:p>
          </table:table-cell>
          <table:table-cell office:value-type="float" office:value="0.823952" calcext:value-type="float">
            <text:p>0,823952</text:p>
          </table:table-cell>
          <table:table-cell/>
          <table:table-cell office:value-type="float" office:value="0.829142" calcext:value-type="float">
            <text:p>0,829142</text:p>
          </table:table-cell>
          <table:table-cell office:value-type="float" office:value="0.792114" calcext:value-type="float">
            <text:p>0,792114</text:p>
          </table:table-cell>
          <table:table-cell office:value-type="float" office:value="0.832196" calcext:value-type="float">
            <text:p>0,832196</text:p>
          </table:table-cell>
          <table:table-cell/>
          <table:table-cell office:value-type="float" office:value="0.871582" calcext:value-type="float">
            <text:p>0,871582</text:p>
          </table:table-cell>
          <table:table-cell office:value-type="float" office:value="0.783512" calcext:value-type="float">
            <text:p>0,783512</text:p>
          </table:table-cell>
          <table:table-cell office:value-type="float" office:value="0.838679" calcext:value-type="float">
            <text:p>0,838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05105" calcext:value-type="float">
            <text:p>0,705105</text:p>
          </table:table-cell>
          <table:table-cell office:value-type="float" office:value="0.737151" calcext:value-type="float">
            <text:p>0,737151</text:p>
          </table:table-cell>
          <table:table-cell office:value-type="float" office:value="0.753186" calcext:value-type="float">
            <text:p>0,753186</text:p>
          </table:table-cell>
          <table:table-cell/>
          <table:table-cell office:value-type="float" office:value="0.761283" calcext:value-type="float">
            <text:p>0,761283</text:p>
          </table:table-cell>
          <table:table-cell office:value-type="float" office:value="0.756773" calcext:value-type="float">
            <text:p>0,756773</text:p>
          </table:table-cell>
          <table:table-cell office:value-type="float" office:value="0.740188" calcext:value-type="float">
            <text:p>0,740188</text:p>
          </table:table-cell>
          <table:table-cell/>
          <table:table-cell office:value-type="float" office:value="0.725616" calcext:value-type="float">
            <text:p>0,725616</text:p>
          </table:table-cell>
          <table:table-cell office:value-type="float" office:value="0.735994" calcext:value-type="float">
            <text:p>0,735994</text:p>
          </table:table-cell>
          <table:table-cell office:value-type="float" office:value="0.752907" calcext:value-type="float">
            <text:p>0,752907</text:p>
          </table:table-cell>
          <table:table-cell/>
          <table:table-cell office:value-type="float" office:value="0.756039" calcext:value-type="float">
            <text:p>0,756039</text:p>
          </table:table-cell>
          <table:table-cell office:value-type="float" office:value="0.721143" calcext:value-type="float">
            <text:p>0,721143</text:p>
          </table:table-cell>
          <table:table-cell office:value-type="float" office:value="0.744555" calcext:value-type="float">
            <text:p>0,744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66919" calcext:value-type="float">
            <text:p>0,766919</text:p>
          </table:table-cell>
          <table:table-cell office:value-type="float" office:value="0.777895" calcext:value-type="float">
            <text:p>0,777895</text:p>
          </table:table-cell>
          <table:table-cell office:value-type="float" office:value="0.797015" calcext:value-type="float">
            <text:p>0,797015</text:p>
          </table:table-cell>
          <table:table-cell/>
          <table:table-cell office:value-type="float" office:value="0.804668" calcext:value-type="float">
            <text:p>0,804668</text:p>
          </table:table-cell>
          <table:table-cell office:value-type="float" office:value="0.769548" calcext:value-type="float">
            <text:p>0,769548</text:p>
          </table:table-cell>
          <table:table-cell office:value-type="float" office:value="0.766097" calcext:value-type="float">
            <text:p>0,766097</text:p>
          </table:table-cell>
          <table:table-cell/>
          <table:table-cell office:value-type="float" office:value="0.752251" calcext:value-type="float">
            <text:p>0,752251</text:p>
          </table:table-cell>
          <table:table-cell office:value-type="float" office:value="0.730947" calcext:value-type="float">
            <text:p>0,730947</text:p>
          </table:table-cell>
          <table:table-cell office:value-type="float" office:value="0.759439" calcext:value-type="float">
            <text:p>0,759439</text:p>
          </table:table-cell>
          <table:table-cell/>
          <table:table-cell office:value-type="float" office:value="0.776536" calcext:value-type="float">
            <text:p>0,776536</text:p>
          </table:table-cell>
          <table:table-cell office:value-type="float" office:value="0.734909" calcext:value-type="float">
            <text:p>0,734909</text:p>
          </table:table-cell>
          <table:table-cell office:value-type="float" office:value="0.764715" calcext:value-type="float">
            <text:p>0,764715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60 minu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801301" calcext:value-type="float">
            <text:p>0,801301</text:p>
          </table:table-cell>
          <table:table-cell office:value-type="float" office:value="0.77977" calcext:value-type="float">
            <text:p>0,77977</text:p>
          </table:table-cell>
          <table:table-cell office:value-type="float" office:value="0.78607" calcext:value-type="float">
            <text:p>0,78607</text:p>
          </table:table-cell>
          <table:table-cell/>
          <table:table-cell office:value-type="float" office:value="0.828856" calcext:value-type="float">
            <text:p>0,828856</text:p>
          </table:table-cell>
          <table:table-cell office:value-type="float" office:value="0.790143" calcext:value-type="float">
            <text:p>0,790143</text:p>
          </table:table-cell>
          <table:table-cell office:value-type="float" office:value="0.824332" calcext:value-type="float">
            <text:p>0,824332</text:p>
          </table:table-cell>
          <table:table-cell/>
          <table:table-cell office:value-type="float" office:value="0.808857" calcext:value-type="float">
            <text:p>0,808857</text:p>
          </table:table-cell>
          <table:table-cell office:value-type="float" office:value="0.774408" calcext:value-type="float">
            <text:p>0,774408</text:p>
          </table:table-cell>
          <table:table-cell office:value-type="float" office:value="0.808381" calcext:value-type="float">
            <text:p>0,808381</text:p>
          </table:table-cell>
          <table:table-cell/>
          <table:table-cell office:value-type="float" office:value="0.889782" calcext:value-type="float">
            <text:p>0,889782</text:p>
          </table:table-cell>
          <table:table-cell office:value-type="float" office:value="0.745796" calcext:value-type="float">
            <text:p>0,745796</text:p>
          </table:table-cell>
          <table:table-cell office:value-type="float" office:value="0.828333" calcext:value-type="float">
            <text:p>0,828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16863" calcext:value-type="float">
            <text:p>0,816863</text:p>
          </table:table-cell>
          <table:table-cell office:value-type="float" office:value="0.845356" calcext:value-type="float">
            <text:p>0,845356</text:p>
          </table:table-cell>
          <table:table-cell office:value-type="float" office:value="0.854006" calcext:value-type="float">
            <text:p>0,854006</text:p>
          </table:table-cell>
          <table:table-cell/>
          <table:table-cell office:value-type="float" office:value="0.882665" calcext:value-type="float">
            <text:p>0,882665</text:p>
          </table:table-cell>
          <table:table-cell office:value-type="float" office:value="0.889864" calcext:value-type="float">
            <text:p>0,889864</text:p>
          </table:table-cell>
          <table:table-cell office:value-type="float" office:value="0.845504" calcext:value-type="float">
            <text:p>0,845504</text:p>
          </table:table-cell>
          <table:table-cell/>
          <table:table-cell office:value-type="float" office:value="0.821284" calcext:value-type="float">
            <text:p>0,821284</text:p>
          </table:table-cell>
          <table:table-cell office:value-type="float" office:value="0.771768" calcext:value-type="float">
            <text:p>0,771768</text:p>
          </table:table-cell>
          <table:table-cell office:value-type="float" office:value="0.836275" calcext:value-type="float">
            <text:p>0,836275</text:p>
          </table:table-cell>
          <table:table-cell/>
          <table:table-cell office:value-type="float" office:value="0.871335" calcext:value-type="float">
            <text:p>0,871335</text:p>
          </table:table-cell>
          <table:table-cell office:value-type="float" office:value="0.820457" calcext:value-type="float">
            <text:p>0,820457</text:p>
          </table:table-cell>
          <table:table-cell office:value-type="float" office:value="0.824945" calcext:value-type="float">
            <text:p>0,824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31068" calcext:value-type="float">
            <text:p>0,731068</text:p>
          </table:table-cell>
          <table:table-cell office:value-type="float" office:value="0.746127" calcext:value-type="float">
            <text:p>0,746127</text:p>
          </table:table-cell>
          <table:table-cell office:value-type="float" office:value="0.762182" calcext:value-type="float">
            <text:p>0,762182</text:p>
          </table:table-cell>
          <table:table-cell/>
          <table:table-cell office:value-type="float" office:value="0.715211" calcext:value-type="float">
            <text:p>0,715211</text:p>
          </table:table-cell>
          <table:table-cell office:value-type="float" office:value="0.749573" calcext:value-type="float">
            <text:p>0,749573</text:p>
          </table:table-cell>
          <table:table-cell office:value-type="float" office:value="0.74629" calcext:value-type="float">
            <text:p>0,74629</text:p>
          </table:table-cell>
          <table:table-cell/>
          <table:table-cell office:value-type="float" office:value="0.720212" calcext:value-type="float">
            <text:p>0,720212</text:p>
          </table:table-cell>
          <table:table-cell office:value-type="float" office:value="0.753595" calcext:value-type="float">
            <text:p>0,753595</text:p>
          </table:table-cell>
          <table:table-cell office:value-type="float" office:value="0.754861" calcext:value-type="float">
            <text:p>0,754861</text:p>
          </table:table-cell>
          <table:table-cell/>
          <table:table-cell office:value-type="float" office:value="0.757388" calcext:value-type="float">
            <text:p>0,757388</text:p>
          </table:table-cell>
          <table:table-cell office:value-type="float" office:value="0.744898" calcext:value-type="float">
            <text:p>0,744898</text:p>
          </table:table-cell>
          <table:table-cell office:value-type="float" office:value="0.740458" calcext:value-type="float">
            <text:p>0,740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54129" calcext:value-type="float">
            <text:p>0,754129</text:p>
          </table:table-cell>
          <table:table-cell office:value-type="float" office:value="0.768457" calcext:value-type="float">
            <text:p>0,768457</text:p>
          </table:table-cell>
          <table:table-cell office:value-type="float" office:value="0.785455" calcext:value-type="float">
            <text:p>0,785455</text:p>
          </table:table-cell>
          <table:table-cell/>
          <table:table-cell office:value-type="float" office:value="0.783024" calcext:value-type="float">
            <text:p>0,783024</text:p>
          </table:table-cell>
          <table:table-cell office:value-type="float" office:value="0.768293" calcext:value-type="float">
            <text:p>0,768293</text:p>
          </table:table-cell>
          <table:table-cell office:value-type="float" office:value="0.789122" calcext:value-type="float">
            <text:p>0,789122</text:p>
          </table:table-cell>
          <table:table-cell/>
          <table:table-cell office:value-type="float" office:value="0.758578" calcext:value-type="float">
            <text:p>0,758578</text:p>
          </table:table-cell>
          <table:table-cell office:value-type="float" office:value="0.733298" calcext:value-type="float">
            <text:p>0,733298</text:p>
          </table:table-cell>
          <table:table-cell office:value-type="float" office:value="0.759914" calcext:value-type="float">
            <text:p>0,759914</text:p>
          </table:table-cell>
          <table:table-cell/>
          <table:table-cell office:value-type="float" office:value="0.757174" calcext:value-type="float">
            <text:p>0,757174</text:p>
          </table:table-cell>
          <table:table-cell office:value-type="float" office:value="0.74011" calcext:value-type="float">
            <text:p>0,74011</text:p>
          </table:table-cell>
          <table:table-cell office:value-type="float" office:value="0.746267" calcext:value-type="float">
            <text:p>0,74626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No Aggreg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809927" calcext:value-type="float">
            <text:p>0,809927</text:p>
          </table:table-cell>
          <table:table-cell office:value-type="float" office:value="0.780561" calcext:value-type="float">
            <text:p>0,780561</text:p>
          </table:table-cell>
          <table:table-cell office:value-type="float" office:value="0.821232" calcext:value-type="float">
            <text:p>0,821232</text:p>
          </table:table-cell>
          <table:table-cell/>
          <table:table-cell office:value-type="float" office:value="0.823213" calcext:value-type="float">
            <text:p>0,823213</text:p>
          </table:table-cell>
          <table:table-cell office:value-type="float" office:value="0.774554" calcext:value-type="float">
            <text:p>0,774554</text:p>
          </table:table-cell>
          <table:table-cell office:value-type="float" office:value="0.836085" calcext:value-type="float">
            <text:p>0,836085</text:p>
          </table:table-cell>
          <table:table-cell/>
          <table:table-cell office:value-type="float" office:value="0.804808" calcext:value-type="float">
            <text:p>0,804808</text:p>
          </table:table-cell>
          <table:table-cell office:value-type="float" office:value="0.743747" calcext:value-type="float">
            <text:p>0,743747</text:p>
          </table:table-cell>
          <table:table-cell office:value-type="float" office:value="0.817165" calcext:value-type="float">
            <text:p>0,817165</text:p>
          </table:table-cell>
          <table:table-cell/>
          <table:table-cell office:value-type="float" office:value="0.896618" calcext:value-type="float">
            <text:p>0,896618</text:p>
          </table:table-cell>
          <table:table-cell office:value-type="float" office:value="0.759799" calcext:value-type="float">
            <text:p>0,759799</text:p>
          </table:table-cell>
          <table:table-cell office:value-type="float" office:value="0.824462" calcext:value-type="float">
            <text:p>0,824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31508" calcext:value-type="float">
            <text:p>0,831508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55365" calcext:value-type="float">
            <text:p>0,855365</text:p>
          </table:table-cell>
          <table:table-cell/>
          <table:table-cell office:value-type="float" office:value="0.879127" calcext:value-type="float">
            <text:p>0,879127</text:p>
          </table:table-cell>
          <table:table-cell office:value-type="float" office:value="0.848215" calcext:value-type="float">
            <text:p>0,848215</text:p>
          </table:table-cell>
          <table:table-cell office:value-type="float" office:value="0.839358" calcext:value-type="float">
            <text:p>0,839358</text:p>
          </table:table-cell>
          <table:table-cell/>
          <table:table-cell office:value-type="float" office:value="0.876388" calcext:value-type="float">
            <text:p>0,876388</text:p>
          </table:table-cell>
          <table:table-cell office:value-type="float" office:value="0.810473" calcext:value-type="float">
            <text:p>0,810473</text:p>
          </table:table-cell>
          <table:table-cell office:value-type="float" office:value="0.828551" calcext:value-type="float">
            <text:p>0,828551</text:p>
          </table:table-cell>
          <table:table-cell/>
          <table:table-cell office:value-type="float" office:value="0.845342" calcext:value-type="float">
            <text:p>0,845342</text:p>
          </table:table-cell>
          <table:table-cell office:value-type="float" office:value="0.828795" calcext:value-type="float">
            <text:p>0,828795</text:p>
          </table:table-cell>
          <table:table-cell office:value-type="float" office:value="0.849739" calcext:value-type="float">
            <text:p>0,849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14452" calcext:value-type="float">
            <text:p>0,714452</text:p>
          </table:table-cell>
          <table:table-cell office:value-type="float" office:value="0.75214" calcext:value-type="float">
            <text:p>0,75214</text:p>
          </table:table-cell>
          <table:table-cell office:value-type="float" office:value="0.747242" calcext:value-type="float">
            <text:p>0,747242</text:p>
          </table:table-cell>
          <table:table-cell/>
          <table:table-cell office:value-type="float" office:value="0.713123" calcext:value-type="float">
            <text:p>0,713123</text:p>
          </table:table-cell>
          <table:table-cell office:value-type="float" office:value="0.75107" calcext:value-type="float">
            <text:p>0,75107</text:p>
          </table:table-cell>
          <table:table-cell office:value-type="float" office:value="0.747096" calcext:value-type="float">
            <text:p>0,747096</text:p>
          </table:table-cell>
          <table:table-cell/>
          <table:table-cell office:value-type="float" office:value="0.764095" calcext:value-type="float">
            <text:p>0,764095</text:p>
          </table:table-cell>
          <table:table-cell office:value-type="float" office:value="0.731505" calcext:value-type="float">
            <text:p>0,731505</text:p>
          </table:table-cell>
          <table:table-cell office:value-type="float" office:value="0.761205" calcext:value-type="float">
            <text:p>0,761205</text:p>
          </table:table-cell>
          <table:table-cell/>
          <table:table-cell office:value-type="float" office:value="0.746409" calcext:value-type="float">
            <text:p>0,746409</text:p>
          </table:table-cell>
          <table:table-cell office:value-type="float" office:value="0.754352" calcext:value-type="float">
            <text:p>0,754352</text:p>
          </table:table-cell>
          <table:table-cell office:value-type="float" office:value="0.745667" calcext:value-type="float">
            <text:p>0,745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73138" calcext:value-type="float">
            <text:p>0,773138</text:p>
          </table:table-cell>
          <table:table-cell office:value-type="float" office:value="0.766083" calcext:value-type="float">
            <text:p>0,766083</text:p>
          </table:table-cell>
          <table:table-cell office:value-type="float" office:value="0.790633" calcext:value-type="float">
            <text:p>0,790633</text:p>
          </table:table-cell>
          <table:table-cell/>
          <table:table-cell office:value-type="float" office:value="0.790083" calcext:value-type="float">
            <text:p>0,790083</text:p>
          </table:table-cell>
          <table:table-cell office:value-type="float" office:value="0.773164" calcext:value-type="float">
            <text:p>0,773164</text:p>
          </table:table-cell>
          <table:table-cell office:value-type="float" office:value="0.787251" calcext:value-type="float">
            <text:p>0,787251</text:p>
          </table:table-cell>
          <table:table-cell/>
          <table:table-cell office:value-type="float" office:value="0.717493" calcext:value-type="float">
            <text:p>0,717493</text:p>
          </table:table-cell>
          <table:table-cell office:value-type="float" office:value="0.745926" calcext:value-type="float">
            <text:p>0,745926</text:p>
          </table:table-cell>
          <table:table-cell office:value-type="float" office:value="0.781668" calcext:value-type="float">
            <text:p>0,781668</text:p>
          </table:table-cell>
          <table:table-cell/>
          <table:table-cell office:value-type="float" office:value="0.763429" calcext:value-type="float">
            <text:p>0,763429</text:p>
          </table:table-cell>
          <table:table-cell office:value-type="float" office:value="0.731255" calcext:value-type="float">
            <text:p>0,731255</text:p>
          </table:table-cell>
          <table:table-cell office:value-type="float" office:value="0.766152" calcext:value-type="float">
            <text:p>0,766152</text:p>
          </table:table-cell>
          <table:table-cell table:number-columns-repeated="1000"/>
        </table:table-row>
        <table:table-row table:style-name="ro1">
          <table:table-cell table:style-name="ce19" table:number-columns-repeated="1016"/>
        </table:table-row>
        <table:table-row table:style-name="ro1">
          <table:table-cell table:style-name="ce18" office:value-type="string" calcext:value-type="string">
            <text:p>Best</text:p>
          </table:table-cell>
          <table:table-cell table:number-columns-repeated="8"/>
          <table:table-cell table:style-name="ce18" office:value-type="string" calcext:value-type="string">
            <text:p>Fine Tunning</text:p>
          </table:table-cell>
          <table:table-cell table:style-name="ce18" office:value-type="string" calcext:value-type="string">
            <text:p>Focused Training</text:p>
          </table:table-cell>
          <table:table-cell table:style-name="ce18" office:value-type="string" calcext:value-type="string">
            <text:p>Mixed Training</text:p>
          </table:table-cell>
          <table:table-cell/>
          <table:table-cell table:style-name="ce18" office:value-type="string" calcext:value-type="string">
            <text:p>Fine Tunning</text:p>
          </table:table-cell>
          <table:table-cell table:style-name="ce18" office:value-type="string" calcext:value-type="string">
            <text:p>Focused Training</text:p>
          </table:table-cell>
          <table:table-cell table:style-name="ce18" office:value-type="string" calcext:value-type="string">
            <text:p>Mixed Train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25" table:formula="of:=MAX([auc.B3];[auc.B8];[auc.B13];[auc.B18];[auc.B23])" office:value-type="float" office:value="0.809927" calcext:value-type="float">
            <text:p>0,809927</text:p>
          </table:table-cell>
          <table:table-cell table:style-name="ce25" table:formula="of:=MAX([auc.C3];[auc.C8];[auc.C13];[auc.C18];[auc.C23])" office:value-type="float" office:value="0.780561" calcext:value-type="float">
            <text:p>0,780561</text:p>
          </table:table-cell>
          <table:table-cell table:style-name="ce26" table:formula="of:=MAX([auc.D3];[auc.D8];[auc.D13];[auc.D18];[auc.D23])" office:value-type="float" office:value="0.821232" calcext:value-type="float">
            <text:p>0,821232</text:p>
          </table:table-cell>
          <table:table-cell table:style-name="ce25"/>
          <table:table-cell table:style-name="ce29" table:formula="of:=MAX([auc.F3];[auc.F8];[auc.F13];[auc.F18];[auc.F23])" office:value-type="float" office:value="0.847882" calcext:value-type="float">
            <text:p>0,847882</text:p>
          </table:table-cell>
          <table:table-cell table:style-name="ce25" table:formula="of:=MAX([auc.G3];[auc.G8];[auc.G13];[auc.G18];[auc.G23])" office:value-type="float" office:value="0.790143" calcext:value-type="float">
            <text:p>0,790143</text:p>
          </table:table-cell>
          <table:table-cell table:style-name="ce25" table:formula="of:=MAX([auc.H3];[auc.H8];[auc.H13];[auc.H18];[auc.H23])" office:value-type="float" office:value="0.836085" calcext:value-type="float">
            <text:p>0,836085</text:p>
          </table:table-cell>
          <table:table-cell table:style-name="ce29"/>
          <table:table-cell table:style-name="ce26" table:formula="of:=MAX([auc.J3];[auc.J8];[auc.J13];[auc.J18];[auc.J23])" office:value-type="float" office:value="0.829214" calcext:value-type="float">
            <text:p>0,829214</text:p>
          </table:table-cell>
          <table:table-cell table:style-name="ce25" table:formula="of:=MAX([auc.K3];[auc.K8];[auc.K13];[auc.K18];[auc.K23])" office:value-type="float" office:value="0.774408" calcext:value-type="float">
            <text:p>0,774408</text:p>
          </table:table-cell>
          <table:table-cell table:style-name="ce35" table:formula="of:=MAX([auc.L3];[auc.L8];[auc.L13];[auc.L18];[auc.L23])" office:value-type="float" office:value="0.827389" calcext:value-type="float">
            <text:p>0,827389</text:p>
          </table:table-cell>
          <table:table-cell table:style-name="ce39"/>
          <table:table-cell table:style-name="ce29" table:formula="of:=MAX([auc.N3];[auc.N8];[auc.N13];[auc.N18];[auc.N23])" office:value-type="float" office:value="0.896618" calcext:value-type="float">
            <text:p>0,896618</text:p>
          </table:table-cell>
          <table:table-cell table:style-name="ce25" table:formula="of:=MAX([auc.O3];[auc.O8];[auc.O13];[auc.O18];[auc.O23])" office:value-type="float" office:value="0.781051" calcext:value-type="float">
            <text:p>0,781051</text:p>
          </table:table-cell>
          <table:table-cell table:style-name="ce35" table:formula="of:=MAX([auc.P3];[auc.P8];[auc.P13];[auc.P18];[auc.P23])" office:value-type="float" office:value="0.828333" calcext:value-type="float">
            <text:p>0,828333</text:p>
          </table:table-cell>
          <table:table-cell table:style-name="ce39" table:number-columns-repeated="6"/>
          <table:table-cell table:style-name="ce41" table:number-columns-repeated="11"/>
          <table:table-cell table:style-name="ce39" table:number-columns-repeated="983"/>
        </table:table-row>
        <table:table-row table:style-name="ro1">
          <table:table-cell office:value-type="string" calcext:value-type="string">
            <text:p>Cardiac</text:p>
          </table:table-cell>
          <table:table-cell table:style-name="ce26" table:formula="of:=MAX([auc.B4];[auc.B9];[auc.B14];[auc.B19];[auc.B24])" office:value-type="float" office:value="0.868741" calcext:value-type="float">
            <text:p>0,868741</text:p>
          </table:table-cell>
          <table:table-cell table:style-name="ce25" table:formula="of:=MAX([auc.C4];[auc.C9];[auc.C14];[auc.C19];[auc.C24])" office:value-type="float" office:value="0.86592" calcext:value-type="float">
            <text:p>0,86592</text:p>
          </table:table-cell>
          <table:table-cell table:style-name="ce25" table:formula="of:=MAX([auc.D4];[auc.D9];[auc.D14];[auc.D19];[auc.D24])" office:value-type="float" office:value="0.855365" calcext:value-type="float">
            <text:p>0,855365</text:p>
          </table:table-cell>
          <table:table-cell table:style-name="ce25"/>
          <table:table-cell table:style-name="ce25" table:formula="of:=MAX([auc.F4];[auc.F9];[auc.F14];[auc.F19];[auc.F24])" office:value-type="float" office:value="0.882665" calcext:value-type="float">
            <text:p>0,882665</text:p>
          </table:table-cell>
          <table:table-cell table:style-name="ce29" table:formula="of:=MAX([auc.G4];[auc.G9];[auc.G14];[auc.G19];[auc.G24])" office:value-type="float" office:value="0.889864" calcext:value-type="float">
            <text:p>0,889864</text:p>
          </table:table-cell>
          <table:table-cell table:style-name="ce25" table:formula="of:=MAX([auc.H4];[auc.H9];[auc.H14];[auc.H19];[auc.H24])" office:value-type="float" office:value="0.868227" calcext:value-type="float">
            <text:p>0,868227</text:p>
          </table:table-cell>
          <table:table-cell table:style-name="ce25"/>
          <table:table-cell table:style-name="ce34" table:formula="of:=MAX([auc.J4];[auc.J9];[auc.J14];[auc.J19];[auc.J24])" office:value-type="float" office:value="0.876388" calcext:value-type="float">
            <text:p>0,876388</text:p>
          </table:table-cell>
          <table:table-cell table:style-name="ce25" table:formula="of:=MAX([auc.K4];[auc.K9];[auc.K14];[auc.K19];[auc.K24])" office:value-type="float" office:value="0.810473" calcext:value-type="float">
            <text:p>0,810473</text:p>
          </table:table-cell>
          <table:table-cell table:style-name="ce35" table:formula="of:=MAX([auc.L4];[auc.L9];[auc.L14];[auc.L19];[auc.L24])" office:value-type="float" office:value="0.85875" calcext:value-type="float">
            <text:p>0,85875</text:p>
          </table:table-cell>
          <table:table-cell/>
          <table:table-cell table:style-name="ce29" table:formula="of:=MAX([auc.N4];[auc.N9];[auc.N14];[auc.N19];[auc.N24])" office:value-type="float" office:value="0.878093" calcext:value-type="float">
            <text:p>0,878093</text:p>
          </table:table-cell>
          <table:table-cell table:style-name="ce25" table:formula="of:=MAX([auc.O4];[auc.O9];[auc.O14];[auc.O19];[auc.O24])" office:value-type="float" office:value="0.828795" calcext:value-type="float">
            <text:p>0,828795</text:p>
          </table:table-cell>
          <table:table-cell table:style-name="ce35" table:formula="of:=MAX([auc.P4];[auc.P9];[auc.P14];[auc.P19];[auc.P24])" office:value-type="float" office:value="0.849739" calcext:value-type="float">
            <text:p>0,849739</text:p>
          </table:table-cell>
          <table:table-cell table:number-columns-repeated="7"/>
          <table:table-cell table:style-name="ce18"/>
          <table:table-cell table:number-columns-repeated="992"/>
        </table:table-row>
        <table:table-row table:style-name="ro1">
          <table:table-cell office:value-type="string" calcext:value-type="string">
            <text:p>Medical</text:p>
          </table:table-cell>
          <table:table-cell table:style-name="ce25" table:formula="of:=MAX([auc.B5];[auc.B10];[auc.B15];[auc.B20];[auc.B25])" office:value-type="float" office:value="0.731068" calcext:value-type="float">
            <text:p>0,731068</text:p>
          </table:table-cell>
          <table:table-cell table:style-name="ce25" table:formula="of:=MAX([auc.C5];[auc.C10];[auc.C15];[auc.C20];[auc.C25])" office:value-type="float" office:value="0.753819" calcext:value-type="float">
            <text:p>0,753819</text:p>
          </table:table-cell>
          <table:table-cell table:style-name="ce29" table:formula="of:=MAX([auc.D5];[auc.D10];[auc.D15];[auc.D20];[auc.D25])" office:value-type="float" office:value="0.772287" calcext:value-type="float">
            <text:p>0,772287</text:p>
          </table:table-cell>
          <table:table-cell table:style-name="ce25"/>
          <table:table-cell table:style-name="ce26" table:formula="of:=MAX([auc.F5];[auc.F10];[auc.F15];[auc.F20];[auc.F25])" office:value-type="float" office:value="0.761283" calcext:value-type="float">
            <text:p>0,761283</text:p>
          </table:table-cell>
          <table:table-cell table:style-name="ce25" table:formula="of:=MAX([auc.G5];[auc.G10];[auc.G15];[auc.G20];[auc.G25])" office:value-type="float" office:value="0.756773" calcext:value-type="float">
            <text:p>0,756773</text:p>
          </table:table-cell>
          <table:table-cell table:style-name="ce25" table:formula="of:=MAX([auc.H5];[auc.H10];[auc.H15];[auc.H20];[auc.H25])" office:value-type="float" office:value="0.749305" calcext:value-type="float">
            <text:p>0,749305</text:p>
          </table:table-cell>
          <table:table-cell table:style-name="ce26"/>
          <table:table-cell table:style-name="ce25" table:formula="of:=MAX([auc.J5];[auc.J10];[auc.J15];[auc.J20];[auc.J25])" office:value-type="float" office:value="0.764095" calcext:value-type="float">
            <text:p>0,764095</text:p>
          </table:table-cell>
          <table:table-cell table:style-name="ce25" table:formula="of:=MAX([auc.K5];[auc.K10];[auc.K15];[auc.K20];[auc.K25])" office:value-type="float" office:value="0.753595" calcext:value-type="float">
            <text:p>0,753595</text:p>
          </table:table-cell>
          <table:table-cell table:style-name="ce29" table:formula="of:=MAX([auc.L5];[auc.L10];[auc.L15];[auc.L20];[auc.L25])" office:value-type="float" office:value="0.766083" calcext:value-type="float">
            <text:p>0,766083</text:p>
          </table:table-cell>
          <table:table-cell/>
          <table:table-cell table:style-name="ce26" table:formula="of:=MAX([auc.N5];[auc.N10];[auc.N15];[auc.N20];[auc.N25])" office:value-type="float" office:value="0.757388" calcext:value-type="float">
            <text:p>0,757388</text:p>
          </table:table-cell>
          <table:table-cell table:style-name="ce25" table:formula="of:=MAX([auc.O5];[auc.O10];[auc.O15];[auc.O20];[auc.O25])" office:value-type="float" office:value="0.754352" calcext:value-type="float">
            <text:p>0,754352</text:p>
          </table:table-cell>
          <table:table-cell table:style-name="ce35" table:formula="of:=MAX([auc.P5];[auc.P10];[auc.P15];[auc.P20];[auc.P25])" office:value-type="float" office:value="0.748498" calcext:value-type="float">
            <text:p>0,748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table:style-name="ce25" table:formula="of:=MAX([auc.B6];[auc.B11];[auc.B16];[auc.B21];[auc.B26])" office:value-type="float" office:value="0.781894" calcext:value-type="float">
            <text:p>0,781894</text:p>
          </table:table-cell>
          <table:table-cell table:style-name="ce25" table:formula="of:=MAX([auc.C6];[auc.C11];[auc.C16];[auc.C21];[auc.C26])" office:value-type="float" office:value="0.777895" calcext:value-type="float">
            <text:p>0,777895</text:p>
          </table:table-cell>
          <table:table-cell table:style-name="ce26" table:formula="of:=MAX([auc.D6];[auc.D11];[auc.D16];[auc.D21];[auc.D26])" office:value-type="float" office:value="0.797015" calcext:value-type="float">
            <text:p>0,797015</text:p>
          </table:table-cell>
          <table:table-cell table:style-name="ce25"/>
          <table:table-cell table:style-name="ce29" table:formula="of:=MAX([auc.F6];[auc.F11];[auc.F16];[auc.F21];[auc.F26])" office:value-type="float" office:value="0.804668" calcext:value-type="float">
            <text:p>0,804668</text:p>
          </table:table-cell>
          <table:table-cell table:style-name="ce25" table:formula="of:=MAX([auc.G6];[auc.G11];[auc.G16];[auc.G21];[auc.G26])" office:value-type="float" office:value="0.777013" calcext:value-type="float">
            <text:p>0,777013</text:p>
          </table:table-cell>
          <table:table-cell table:style-name="ce25" table:formula="of:=MAX([auc.H6];[auc.H11];[auc.H16];[auc.H21];[auc.H26])" office:value-type="float" office:value="0.789122" calcext:value-type="float">
            <text:p>0,789122</text:p>
          </table:table-cell>
          <table:table-cell table:style-name="ce29"/>
          <table:table-cell table:style-name="ce25" table:formula="of:=MAX([auc.J6];[auc.J11];[auc.J16];[auc.J21];[auc.J26])" office:value-type="float" office:value="0.758578" calcext:value-type="float">
            <text:p>0,758578</text:p>
          </table:table-cell>
          <table:table-cell table:style-name="ce25" table:formula="of:=MAX([auc.K6];[auc.K11];[auc.K16];[auc.K21];[auc.K26])" office:value-type="float" office:value="0.752776" calcext:value-type="float">
            <text:p>0,752776</text:p>
          </table:table-cell>
          <table:table-cell table:style-name="ce29" table:formula="of:=MAX([auc.L6];[auc.L11];[auc.L16];[auc.L21];[auc.L26])" office:value-type="float" office:value="0.795787" calcext:value-type="float">
            <text:p>0,795787</text:p>
          </table:table-cell>
          <table:table-cell table:style-name="ce18"/>
          <table:table-cell table:style-name="ce26" table:formula="of:=MAX([auc.N6];[auc.N11];[auc.N16];[auc.N21];[auc.N26])" office:value-type="float" office:value="0.776536" calcext:value-type="float">
            <text:p>0,776536</text:p>
          </table:table-cell>
          <table:table-cell table:style-name="ce25" table:formula="of:=MAX([auc.O6];[auc.O11];[auc.O16];[auc.O21];[auc.O26])" office:value-type="float" office:value="0.74011" calcext:value-type="float">
            <text:p>0,74011</text:p>
          </table:table-cell>
          <table:table-cell table:style-name="ce35" table:formula="of:=MAX([auc.P6];[auc.P11];[auc.P16];[auc.P21];[auc.P26])" office:value-type="float" office:value="0.766152" calcext:value-type="float">
            <text:p>0,766152</text:p>
          </table:table-cell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994"/>
        </table:table-row>
        <table:table-row table:style-name="ro1">
          <table:table-cell table:number-columns-repeated="11"/>
          <table:table-cell table:style-name="ce36"/>
          <table:table-cell table:number-columns-repeated="3"/>
          <table:table-cell table:style-name="ce36"/>
          <table:table-cell/>
          <table:table-cell table:style-name="ce18"/>
          <table:table-cell table:number-columns-repeated="3"/>
          <table:table-cell table:style-name="ce18"/>
          <table:table-cell table:number-columns-repeated="994"/>
        </table:table-row>
        <table:table-row table:style-name="ro1">
          <table:table-cell table:style-name="ce18" office:value-type="string" calcext:value-type="string">
            <text:p>Average Best</text:p>
          </table:table-cell>
          <table:table-cell table:formula="of:=AVERAGE([auc.B29:.B32])" office:value-type="float" office:value="0.7979075" calcext:value-type="float">
            <text:p>0,7979075</text:p>
          </table:table-cell>
          <table:table-cell table:formula="of:=AVERAGE([auc.C29:.C32])" office:value-type="float" office:value="0.79454875" calcext:value-type="float">
            <text:p>0,79454875</text:p>
          </table:table-cell>
          <table:table-cell table:style-name="ce18" table:formula="of:=AVERAGE([auc.D29:.D32])" office:value-type="float" office:value="0.81147475" calcext:value-type="float">
            <text:p>0,81147475</text:p>
          </table:table-cell>
          <table:table-cell/>
          <table:table-cell table:style-name="ce32" table:formula="of:=AVERAGE([auc.F29:.F32])" office:value-type="float" office:value="0.8241245" calcext:value-type="float">
            <text:p>0,8241245</text:p>
          </table:table-cell>
          <table:table-cell table:formula="of:=AVERAGE([auc.G29:.G32])" office:value-type="float" office:value="0.80344825" calcext:value-type="float">
            <text:p>0,80344825</text:p>
          </table:table-cell>
          <table:table-cell table:formula="of:=AVERAGE([auc.H29:.H32])" office:value-type="float" office:value="0.81068475" calcext:value-type="float">
            <text:p>0,81068475</text:p>
          </table:table-cell>
          <table:table-cell table:style-name="ce32"/>
          <table:table-cell table:formula="of:=AVERAGE([auc.J29:.J32])" office:value-type="float" office:value="0.80706875" calcext:value-type="float">
            <text:p>0,80706875</text:p>
          </table:table-cell>
          <table:table-cell table:formula="of:=AVERAGE([auc.K29:.K32])" office:value-type="float" office:value="0.772813" calcext:value-type="float">
            <text:p>0,772813</text:p>
          </table:table-cell>
          <table:table-cell table:style-name="ce37" table:formula="of:=AVERAGE([auc.L29:.L32])" office:value-type="float" office:value="0.81200225" calcext:value-type="float">
            <text:p>0,81200225</text:p>
          </table:table-cell>
          <table:table-cell/>
          <table:table-cell table:style-name="ce32" table:formula="of:=AVERAGE([auc.N29:.N32])" office:value-type="float" office:value="0.82715875" calcext:value-type="float">
            <text:p>0,82715875</text:p>
          </table:table-cell>
          <table:table-cell table:formula="of:=AVERAGE([auc.O29:.O32])" office:value-type="float" office:value="0.776077" calcext:value-type="float">
            <text:p>0,776077</text:p>
          </table:table-cell>
          <table:table-cell table:style-name="ce36" table:formula="of:=AVERAGE([auc.P29:.P32])" office:value-type="float" office:value="0.7981805" calcext:value-type="float">
            <text:p>0,7981805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995"/>
        </table:table-row>
        <table:table-row table:style-name="ro1">
          <table:table-cell table:number-columns-repeated="11"/>
          <table:table-cell table:style-name="ce36"/>
          <table:table-cell table:style-name="ce18"/>
          <table:table-cell table:number-columns-repeated="2"/>
          <table:table-cell table:style-name="ce36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994"/>
        </table:table-row>
        <table:table-row table:style-name="ro1">
          <table:table-cell table:style-name="ce18" office:value-type="string" calcext:value-type="string">
            <text:p>Average 5 minutes</text:p>
          </table:table-cell>
          <table:table-cell table:style-name="ce27" table:formula="of:=AVERAGE([auc.B3:.B6])" office:value-type="float" office:value="0.77466275" calcext:value-type="float">
            <text:p>0,774663</text:p>
          </table:table-cell>
          <table:table-cell table:style-name="ce27" table:formula="of:=AVERAGE([auc.C3:.C6])" office:value-type="float" office:value="0.7805405" calcext:value-type="float">
            <text:p>0,780541</text:p>
          </table:table-cell>
          <table:table-cell table:style-name="ce30" table:formula="of:=AVERAGE([auc.D3:.D6])" office:value-type="float" office:value="0.804811" calcext:value-type="float">
            <text:p>0,804811</text:p>
          </table:table-cell>
          <table:table-cell table:style-name="ce27"/>
          <table:table-cell table:style-name="ce30" table:formula="of:=AVERAGE([auc.F3:.F6])" office:value-type="float" office:value="0.8071715" calcext:value-type="float">
            <text:p>0,807172</text:p>
          </table:table-cell>
          <table:table-cell table:style-name="ce27" table:formula="of:=AVERAGE([auc.G3:.G6])" office:value-type="float" office:value="0.7705225" calcext:value-type="float">
            <text:p>0,770523</text:p>
          </table:table-cell>
          <table:table-cell table:style-name="ce27" table:formula="of:=AVERAGE([auc.H3:.H6])" office:value-type="float" office:value="0.791205" calcext:value-type="float">
            <text:p>0,791205</text:p>
          </table:table-cell>
          <table:table-cell table:style-name="ce30"/>
          <table:table-cell table:style-name="ce30" table:formula="of:=AVERAGE([auc.J3:.J6])" office:value-type="float" office:value="0.7870685" calcext:value-type="float">
            <text:p>0,787069</text:p>
          </table:table-cell>
          <table:table-cell table:style-name="ce27" table:formula="of:=AVERAGE([auc.K3:.K6])" office:value-type="float" office:value="0.75912725" calcext:value-type="float">
            <text:p>0,759127</text:p>
          </table:table-cell>
          <table:table-cell table:style-name="ce27" table:formula="of:=AVERAGE([auc.L3:.L6])" office:value-type="float" office:value="0.78455775" calcext:value-type="float">
            <text:p>0,784558</text:p>
          </table:table-cell>
          <table:table-cell/>
          <table:table-cell table:style-name="ce30" table:formula="of:=AVERAGE([auc.N3:.N6])" office:value-type="float" office:value="0.8070615" calcext:value-type="float">
            <text:p>0,807062</text:p>
          </table:table-cell>
          <table:table-cell table:style-name="ce27" table:formula="of:=AVERAGE([auc.O3:.O6])" office:value-type="float" office:value="0.75315325" calcext:value-type="float">
            <text:p>0,753153</text:p>
          </table:table-cell>
          <table:table-cell table:style-name="ce27" table:formula="of:=AVERAGE([auc.P3:.P6])" office:value-type="float" office:value="0.78205825" calcext:value-type="float">
            <text:p>0,782058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Average 15 minutes</text:p>
          </table:table-cell>
          <table:table-cell table:style-name="ce27" table:formula="of:=AVERAGE([auc.B8:.B11])" office:value-type="float" office:value="0.781738" calcext:value-type="float">
            <text:p>0,781738</text:p>
          </table:table-cell>
          <table:table-cell table:style-name="ce27" table:formula="of:=AVERAGE([auc.C8:.C11])" office:value-type="float" office:value="0.78655625" calcext:value-type="float">
            <text:p>0,786556</text:p>
          </table:table-cell>
          <table:table-cell table:style-name="ce30" table:formula="of:=AVERAGE([auc.D8:.D11])" office:value-type="float" office:value="0.78874275" calcext:value-type="float">
            <text:p>0,788743</text:p>
          </table:table-cell>
          <table:table-cell table:style-name="ce27"/>
          <table:table-cell table:style-name="ce30" table:formula="of:=AVERAGE([auc.F8:.F11])" office:value-type="float" office:value="0.7992615" calcext:value-type="float">
            <text:p>0,799262</text:p>
          </table:table-cell>
          <table:table-cell table:style-name="ce27" table:formula="of:=AVERAGE([auc.G8:.G11])" office:value-type="float" office:value="0.79014425" calcext:value-type="float">
            <text:p>0,790144</text:p>
          </table:table-cell>
          <table:table-cell table:style-name="ce27" table:formula="of:=AVERAGE([auc.H8:.H11])" office:value-type="float" office:value="0.793689" calcext:value-type="float">
            <text:p>0,793689</text:p>
          </table:table-cell>
          <table:table-cell table:style-name="ce30"/>
          <table:table-cell table:style-name="ce27" table:formula="of:=AVERAGE([auc.J8:.J11])" office:value-type="float" office:value="0.77454825" calcext:value-type="float">
            <text:p>0,774548</text:p>
          </table:table-cell>
          <table:table-cell table:style-name="ce27" table:formula="of:=AVERAGE([auc.K8:.K11])" office:value-type="float" office:value="0.76131575" calcext:value-type="float">
            <text:p>0,761316</text:p>
          </table:table-cell>
          <table:table-cell table:style-name="ce30" table:formula="of:=AVERAGE([auc.L8:.L11])" office:value-type="float" office:value="0.81200225" calcext:value-type="float">
            <text:p>0,812002</text:p>
          </table:table-cell>
          <table:table-cell/>
          <table:table-cell table:style-name="ce30" table:formula="of:=AVERAGE([auc.N8:.N11])" office:value-type="float" office:value="0.7970965" calcext:value-type="float">
            <text:p>0,797097</text:p>
          </table:table-cell>
          <table:table-cell table:style-name="ce27" table:formula="of:=AVERAGE([auc.O8:.O11])" office:value-type="float" office:value="0.760353" calcext:value-type="float">
            <text:p>0,760353</text:p>
          </table:table-cell>
          <table:table-cell table:style-name="ce27" table:formula="of:=AVERAGE([auc.P8:.P11])" office:value-type="float" office:value="0.78112025" calcext:value-type="float">
            <text:p>0,781120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Average 30 minutes</text:p>
          </table:table-cell>
          <table:table-cell table:style-name="ce27" table:formula="of:=AVERAGE([auc.B13:.B16])" office:value-type="float" office:value="0.78065075" calcext:value-type="float">
            <text:p>0,780651</text:p>
          </table:table-cell>
          <table:table-cell table:style-name="ce27" table:formula="of:=AVERAGE([auc.C13:.C16])" office:value-type="float" office:value="0.77760525" calcext:value-type="float">
            <text:p>0,777605</text:p>
          </table:table-cell>
          <table:table-cell table:style-name="ce30" table:formula="of:=AVERAGE([auc.D13:.D16])" office:value-type="float" office:value="0.80254825" calcext:value-type="float">
            <text:p>0,802548</text:p>
          </table:table-cell>
          <table:table-cell table:style-name="ce27"/>
          <table:table-cell table:style-name="ce33" table:formula="of:=AVERAGE([auc.F13:.F16])" office:value-type="float" office:value="0.81155475" calcext:value-type="float">
            <text:p>0,811555</text:p>
          </table:table-cell>
          <table:table-cell table:style-name="ce27" table:formula="of:=AVERAGE([auc.G13:.G16])" office:value-type="float" office:value="0.783713" calcext:value-type="float">
            <text:p>0,783713</text:p>
          </table:table-cell>
          <table:table-cell table:style-name="ce27" table:formula="of:=AVERAGE([auc.H13:.H16])" office:value-type="float" office:value="0.78125575" calcext:value-type="float">
            <text:p>0,781256</text:p>
          </table:table-cell>
          <table:table-cell table:style-name="ce33"/>
          <table:table-cell table:style-name="ce27" table:formula="of:=AVERAGE([auc.J13:.J16])" office:value-type="float" office:value="0.78135325" calcext:value-type="float">
            <text:p>0,781353</text:p>
          </table:table-cell>
          <table:table-cell table:style-name="ce27" table:formula="of:=AVERAGE([auc.K13:.K16])" office:value-type="float" office:value="0.753255" calcext:value-type="float">
            <text:p>0,753255</text:p>
          </table:table-cell>
          <table:table-cell table:style-name="ce38" table:formula="of:=AVERAGE([auc.L13:.L16])" office:value-type="float" office:value="0.786097" calcext:value-type="float">
            <text:p>0,786097</text:p>
          </table:table-cell>
          <table:table-cell/>
          <table:table-cell table:style-name="ce30" table:formula="of:=AVERAGE([auc.N13:.N16])" office:value-type="float" office:value="0.81886925" calcext:value-type="float">
            <text:p>0,818869</text:p>
          </table:table-cell>
          <table:table-cell table:style-name="ce27" table:formula="of:=AVERAGE([auc.O13:.O16])" office:value-type="float" office:value="0.742485" calcext:value-type="float">
            <text:p>0,742485</text:p>
          </table:table-cell>
          <table:table-cell table:style-name="ce40" table:formula="of:=AVERAGE([auc.P13:.P16])" office:value-type="float" office:value="0.7915045" calcext:value-type="float">
            <text:p>0,791505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Average 60 minutes</text:p>
          </table:table-cell>
          <table:table-cell table:style-name="ce27" table:formula="of:=AVERAGE([auc.B18:.B21])" office:value-type="float" office:value="0.77584025" calcext:value-type="float">
            <text:p>0,775840</text:p>
          </table:table-cell>
          <table:table-cell table:style-name="ce27" table:formula="of:=AVERAGE([auc.C18:.C21])" office:value-type="float" office:value="0.7849275" calcext:value-type="float">
            <text:p>0,784928</text:p>
          </table:table-cell>
          <table:table-cell table:style-name="ce30" table:formula="of:=AVERAGE([auc.D18:.D21])" office:value-type="float" office:value="0.79692825" calcext:value-type="float">
            <text:p>0,796928</text:p>
          </table:table-cell>
          <table:table-cell table:style-name="ce27"/>
          <table:table-cell table:style-name="ce30" table:formula="of:=AVERAGE([auc.F18:.F21])" office:value-type="float" office:value="0.802439" calcext:value-type="float">
            <text:p>0,802439</text:p>
          </table:table-cell>
          <table:table-cell table:style-name="ce27" table:formula="of:=AVERAGE([auc.G18:.G21])" office:value-type="float" office:value="0.79946825" calcext:value-type="float">
            <text:p>0,799468</text:p>
          </table:table-cell>
          <table:table-cell table:style-name="ce27" table:formula="of:=AVERAGE([auc.H18:.H21])" office:value-type="float" office:value="0.801312" calcext:value-type="float">
            <text:p>0,801312</text:p>
          </table:table-cell>
          <table:table-cell table:style-name="ce30"/>
          <table:table-cell table:style-name="ce27" table:formula="of:=AVERAGE([auc.J18:.J21])" office:value-type="float" office:value="0.77723275" calcext:value-type="float">
            <text:p>0,777233</text:p>
          </table:table-cell>
          <table:table-cell table:style-name="ce27" table:formula="of:=AVERAGE([auc.K18:.K21])" office:value-type="float" office:value="0.75826725" calcext:value-type="float">
            <text:p>0,758267</text:p>
          </table:table-cell>
          <table:table-cell table:style-name="ce30" table:formula="of:=AVERAGE([auc.L18:.L21])" office:value-type="float" office:value="0.78985775" calcext:value-type="float">
            <text:p>0,789858</text:p>
          </table:table-cell>
          <table:table-cell/>
          <table:table-cell table:style-name="ce30" table:formula="of:=AVERAGE([auc.N18:.N21])" office:value-type="float" office:value="0.81891975" calcext:value-type="float">
            <text:p>0,818920</text:p>
          </table:table-cell>
          <table:table-cell table:style-name="ce27" table:formula="of:=AVERAGE([auc.O18:.O21])" office:value-type="float" office:value="0.76281525" calcext:value-type="float">
            <text:p>0,762815</text:p>
          </table:table-cell>
          <table:table-cell table:style-name="ce27" table:formula="of:=AVERAGE([auc.P18:.P21])" office:value-type="float" office:value="0.78500075" calcext:value-type="float">
            <text:p>0,785001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Average No Agg</text:p>
          </table:table-cell>
          <table:table-cell table:style-name="ce27" table:formula="of:=AVERAGE([auc.B23:.B26])" office:value-type="float" office:value="0.78225625" calcext:value-type="float">
            <text:p>0,782256</text:p>
          </table:table-cell>
          <table:table-cell table:style-name="ce27" table:formula="of:=AVERAGE([auc.C23:.C26])" office:value-type="float" office:value="0.791176" calcext:value-type="float">
            <text:p>0,791176</text:p>
          </table:table-cell>
          <table:table-cell table:style-name="ce31" table:formula="of:=AVERAGE([auc.D23:.D26])" office:value-type="float" office:value="0.803618" calcext:value-type="float">
            <text:p>0,803618</text:p>
          </table:table-cell>
          <table:table-cell table:style-name="ce27"/>
          <table:table-cell table:style-name="ce27" table:formula="of:=AVERAGE([auc.F23:.F26])" office:value-type="float" office:value="0.8013865" calcext:value-type="float">
            <text:p>0,801387</text:p>
          </table:table-cell>
          <table:table-cell table:style-name="ce27" table:formula="of:=AVERAGE([auc.G23:.G26])" office:value-type="float" office:value="0.78675075" calcext:value-type="float">
            <text:p>0,786751</text:p>
          </table:table-cell>
          <table:table-cell table:style-name="ce30" table:formula="of:=AVERAGE([auc.H23:.H26])" office:value-type="float" office:value="0.8024475" calcext:value-type="float">
            <text:p>0,802448</text:p>
          </table:table-cell>
          <table:table-cell table:style-name="ce27"/>
          <table:table-cell table:style-name="ce27" table:formula="of:=AVERAGE([auc.J23:.J26])" office:value-type="float" office:value="0.790696" calcext:value-type="float">
            <text:p>0,790696</text:p>
          </table:table-cell>
          <table:table-cell table:style-name="ce27" table:formula="of:=AVERAGE([auc.K23:.K26])" office:value-type="float" office:value="0.75791275" calcext:value-type="float">
            <text:p>0,757913</text:p>
          </table:table-cell>
          <table:table-cell table:style-name="ce30" table:formula="of:=AVERAGE([auc.L23:.L26])" office:value-type="float" office:value="0.79714725" calcext:value-type="float">
            <text:p>0,797147</text:p>
          </table:table-cell>
          <table:table-cell/>
          <table:table-cell table:style-name="ce30" table:formula="of:=AVERAGE([auc.N23:.N26])" office:value-type="float" office:value="0.8129495" calcext:value-type="float">
            <text:p>0,812950</text:p>
          </table:table-cell>
          <table:table-cell table:style-name="ce27" table:formula="of:=AVERAGE([auc.O23:.O26])" office:value-type="float" office:value="0.76855025" calcext:value-type="float">
            <text:p>0,768550</text:p>
          </table:table-cell>
          <table:table-cell table:style-name="ce27" table:formula="of:=AVERAGE([auc.P23:.P26])" office:value-type="float" office:value="0.796505" calcext:value-type="float">
            <text:p>0,796505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Legenda: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8" office:value-type="string" calcext:value-type="string">
            <text:p>Negrito</text:p>
          </table:table-cell>
          <table:table-cell office:value-type="string" calcext:value-type="string">
            <text:p>Melhor na UTI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ublinhado</text:p>
          </table:table-cell>
          <table:table-cell office:value-type="string" calcext:value-type="string">
            <text:p>Melhor geral</text:p>
          </table:table-cell>
          <table:table-cell table:number-columns-repeated="1014"/>
        </table:table-row>
      </table:table>
      <table:table table:name="Planilha3" table:style-name="ta1">
        <office:forms form:automatic-focus="false" form:apply-design-mode="false"/>
        <table:table-column table:style-name="co13" table:default-cell-style-name="ce2"/>
        <table:table-column table:style-name="co14" table:default-cell-style-name="ce22"/>
        <table:table-column table:style-name="co15" table:default-cell-style-name="ce22"/>
        <table:table-column table:style-name="co16" table:default-cell-style-name="ce21"/>
        <table:table-column table:style-name="co17" table:default-cell-style-name="Default"/>
        <table:table-row table:style-name="ro1">
          <table:table-cell office:value-type="string" calcext:value-type="string">
            <text:p>Best</text:p>
          </table:table-cell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 table:style-name="ce2" office:value-type="string" calcext:value-type="string">
            <text:p>Best Aggregation</text:p>
          </table:table-cell>
        </table:table-row>
        <table:table-row table:style-name="ro1">
          <table:table-cell table:style-name="Default" office:value-type="string" calcext:value-type="string">
            <text:p>Coronary</text:p>
          </table:table-cell>
          <table:table-cell table:style-name="ce21" office:value-type="float" office:value="0.829214" calcext:value-type="float">
            <text:p>0,8292</text:p>
          </table:table-cell>
          <table:table-cell office:value-type="float" office:value="0.774408" calcext:value-type="float">
            <text:p>0,7744</text:p>
          </table:table-cell>
          <table:table-cell table:style-name="ce22" office:value-type="float" office:value="0.827389" calcext:value-type="float">
            <text:p>0,8274</text:p>
          </table:table-cell>
          <table:table-cell table:style-name="ce23" office:value-type="string" calcext:value-type="string">
            <text:p>5</text:p>
          </table:table-cell>
        </table:table-row>
        <table:table-row table:style-name="ro1">
          <table:table-cell table:style-name="Default" office:value-type="string" calcext:value-type="string">
            <text:p>Cardiac</text:p>
          </table:table-cell>
          <table:table-cell table:style-name="ce21" office:value-type="float" office:value="0.876388" calcext:value-type="float">
            <text:p>0,8764</text:p>
          </table:table-cell>
          <table:table-cell office:value-type="float" office:value="0.810473" calcext:value-type="float">
            <text:p>0,8105</text:p>
          </table:table-cell>
          <table:table-cell table:style-name="ce22" office:value-type="float" office:value="0.85875" calcext:value-type="float">
            <text:p>0,8588</text:p>
          </table:table-cell>
          <table:table-cell table:style-name="ce24" office:value-type="string" calcext:value-type="string">
            <text:p>Raw</text:p>
          </table:table-cell>
        </table:table-row>
        <table:table-row table:style-name="ro1">
          <table:table-cell table:style-name="Default" office:value-type="string" calcext:value-type="string">
            <text:p>Medical</text:p>
          </table:table-cell>
          <table:table-cell office:value-type="float" office:value="0.764095" calcext:value-type="float">
            <text:p>0,7641</text:p>
          </table:table-cell>
          <table:table-cell office:value-type="float" office:value="0.753595" calcext:value-type="float">
            <text:p>0,7536</text:p>
          </table:table-cell>
          <table:table-cell office:value-type="float" office:value="0.766083" calcext:value-type="float">
            <text:p>0,7661</text:p>
          </table:table-cell>
          <table:table-cell table:style-name="ce24" office:value-type="string" calcext:value-type="string">
            <text:p>15</text:p>
          </table:table-cell>
        </table:table-row>
        <table:table-row table:style-name="ro1">
          <table:table-cell table:style-name="Default" office:value-type="string" calcext:value-type="string">
            <text:p>Surgical</text:p>
          </table:table-cell>
          <table:table-cell office:value-type="float" office:value="0.758578" calcext:value-type="float">
            <text:p>0,7586</text:p>
          </table:table-cell>
          <table:table-cell office:value-type="float" office:value="0.752776" calcext:value-type="float">
            <text:p>0,7528</text:p>
          </table:table-cell>
          <table:table-cell office:value-type="float" office:value="0.795787" calcext:value-type="float">
            <text:p>0,7958</text:p>
          </table:table-cell>
          <table:table-cell table:style-name="ce24" office:value-type="string" calcext:value-type="string">
            <text:p>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22"/>
          <table:table-cell/>
        </table:table-row>
        <table:table-row table:style-name="ro1">
          <table:table-cell office:value-type="string" calcext:value-type="string">
            <text:p>Average Best</text:p>
          </table:table-cell>
          <table:table-cell office:value-type="float" office:value="0.80706875" calcext:value-type="float">
            <text:p>0,8071</text:p>
          </table:table-cell>
          <table:table-cell office:value-type="float" office:value="0.772813" calcext:value-type="float">
            <text:p>0,7728</text:p>
          </table:table-cell>
          <table:table-cell office:value-type="float" office:value="0.81200225" calcext:value-type="float">
            <text:p>0,8120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22"/>
          <table:table-cell/>
        </table:table-row>
        <table:table-row table:style-name="ro1">
          <table:table-cell office:value-type="string" calcext:value-type="string">
            <text:p>Average 5 minutes</text:p>
          </table:table-cell>
          <table:table-cell table:style-name="ce21" office:value-type="float" office:value="0.7870685" calcext:value-type="float">
            <text:p>0,7871</text:p>
          </table:table-cell>
          <table:table-cell office:value-type="float" office:value="0.75912725" calcext:value-type="float">
            <text:p>0,7591</text:p>
          </table:table-cell>
          <table:table-cell table:style-name="ce22" office:value-type="float" office:value="0.78455775" calcext:value-type="float">
            <text:p>0,7846</text:p>
          </table:table-cell>
          <table:table-cell/>
        </table:table-row>
        <table:table-row table:style-name="ro1">
          <table:table-cell office:value-type="string" calcext:value-type="string">
            <text:p>Average 15 minutes</text:p>
          </table:table-cell>
          <table:table-cell office:value-type="float" office:value="0.77454825" calcext:value-type="float">
            <text:p>0,7745</text:p>
          </table:table-cell>
          <table:table-cell office:value-type="float" office:value="0.76131575" calcext:value-type="float">
            <text:p>0,7613</text:p>
          </table:table-cell>
          <table:table-cell office:value-type="float" office:value="0.81200225" calcext:value-type="float">
            <text:p>0,8120</text:p>
          </table:table-cell>
          <table:table-cell/>
        </table:table-row>
        <table:table-row table:style-name="ro1">
          <table:table-cell office:value-type="string" calcext:value-type="string">
            <text:p>Average 30 minutes</text:p>
          </table:table-cell>
          <table:table-cell office:value-type="float" office:value="0.78135325" calcext:value-type="float">
            <text:p>0,7814</text:p>
          </table:table-cell>
          <table:table-cell office:value-type="float" office:value="0.753255" calcext:value-type="float">
            <text:p>0,7533</text:p>
          </table:table-cell>
          <table:table-cell office:value-type="float" office:value="0.786097" calcext:value-type="float">
            <text:p>0,7861</text:p>
          </table:table-cell>
          <table:table-cell/>
        </table:table-row>
        <table:table-row table:style-name="ro1">
          <table:table-cell office:value-type="string" calcext:value-type="string">
            <text:p>Average 60 minutes</text:p>
          </table:table-cell>
          <table:table-cell office:value-type="float" office:value="0.77723275" calcext:value-type="float">
            <text:p>0,7772</text:p>
          </table:table-cell>
          <table:table-cell office:value-type="float" office:value="0.75826725" calcext:value-type="float">
            <text:p>0,7583</text:p>
          </table:table-cell>
          <table:table-cell office:value-type="float" office:value="0.78985775" calcext:value-type="float">
            <text:p>0,7899</text:p>
          </table:table-cell>
          <table:table-cell/>
        </table:table-row>
        <table:table-row table:style-name="ro1">
          <table:table-cell office:value-type="string" calcext:value-type="string">
            <text:p>Average No Agg</text:p>
          </table:table-cell>
          <table:table-cell office:value-type="float" office:value="0.790696" calcext:value-type="float">
            <text:p>0,7907</text:p>
          </table:table-cell>
          <table:table-cell office:value-type="float" office:value="0.75791275" calcext:value-type="float">
            <text:p>0,7579</text:p>
          </table:table-cell>
          <table:table-cell office:value-type="float" office:value="0.79714725" calcext:value-type="float">
            <text:p>0,7971</text:p>
          </table:table-cell>
          <table:table-cell/>
        </table:table-row>
      </table:table>
      <table:table table:name="cont var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office:value-type="string" calcext:value-type="string">
            <text:p>m3b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5 minutes</text:p>
          </table:table-cell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45774" calcext:value-type="float">
            <text:p>0,645774</text:p>
          </table:table-cell>
          <table:table-cell office:value-type="float" office:value="0.686766" calcext:value-type="float">
            <text:p>0,686766</text:p>
          </table:table-cell>
          <table:table-cell office:value-type="float" office:value="0.644633" calcext:value-type="float">
            <text:p>0,64463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481121" calcext:value-type="float">
            <text:p>0,481121</text:p>
          </table:table-cell>
          <table:table-cell office:value-type="float" office:value="0.551731" calcext:value-type="float">
            <text:p>0,551731</text:p>
          </table:table-cell>
          <table:table-cell office:value-type="float" office:value="0.639237" calcext:value-type="float">
            <text:p>0,639237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5094" calcext:value-type="float">
            <text:p>0,65094</text:p>
          </table:table-cell>
          <table:table-cell office:value-type="float" office:value="0.648514" calcext:value-type="float">
            <text:p>0,648514</text:p>
          </table:table-cell>
          <table:table-cell office:value-type="float" office:value="0.648956" calcext:value-type="float">
            <text:p>0,648956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82182" calcext:value-type="float">
            <text:p>0,682182</text:p>
          </table:table-cell>
          <table:table-cell office:value-type="float" office:value="0.68481" calcext:value-type="float">
            <text:p>0,68481</text:p>
          </table:table-cell>
          <table:table-cell office:value-type="float" office:value="0.660479" calcext:value-type="float">
            <text:p>0,660479</text:p>
          </table:table-cell>
        </table:table-row>
        <table:table-row table:style-name="ro1">
          <table:table-cell table:style-name="ce2" office:value-type="string" calcext:value-type="string">
            <text:p>15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69285" calcext:value-type="float">
            <text:p>0,669285</text:p>
          </table:table-cell>
          <table:table-cell office:value-type="float" office:value="0.639706" calcext:value-type="float">
            <text:p>0,639706</text:p>
          </table:table-cell>
          <table:table-cell office:value-type="float" office:value="0.659943" calcext:value-type="float">
            <text:p>0,65994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586506" calcext:value-type="float">
            <text:p>0,586506</text:p>
          </table:table-cell>
          <table:table-cell office:value-type="float" office:value="0.59501" calcext:value-type="float">
            <text:p>0,59501</text:p>
          </table:table-cell>
          <table:table-cell office:value-type="float" office:value="0.596318" calcext:value-type="float">
            <text:p>0,596318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5417" calcext:value-type="float">
            <text:p>0,665417</text:p>
          </table:table-cell>
          <table:table-cell office:value-type="float" office:value="0.664647" calcext:value-type="float">
            <text:p>0,664647</text:p>
          </table:table-cell>
          <table:table-cell office:value-type="float" office:value="0.648961" calcext:value-type="float">
            <text:p>0,648961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95403" calcext:value-type="float">
            <text:p>0,695403</text:p>
          </table:table-cell>
          <table:table-cell office:value-type="float" office:value="0.68823" calcext:value-type="float">
            <text:p>0,68823</text:p>
          </table:table-cell>
          <table:table-cell office:value-type="float" office:value="0.691544" calcext:value-type="float">
            <text:p>0,691544</text:p>
          </table:table-cell>
        </table:table-row>
        <table:table-row table:style-name="ro1">
          <table:table-cell table:style-name="ce2" office:value-type="string" calcext:value-type="string">
            <text:p>30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70584" calcext:value-type="float">
            <text:p>0,670584</text:p>
          </table:table-cell>
          <table:table-cell office:value-type="float" office:value="0.659666" calcext:value-type="float">
            <text:p>0,659666</text:p>
          </table:table-cell>
          <table:table-cell office:value-type="float" office:value="0.647749" calcext:value-type="float">
            <text:p>0,647749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63254" calcext:value-type="float">
            <text:p>0,63254</text:p>
          </table:table-cell>
          <table:table-cell office:value-type="float" office:value="0.591115" calcext:value-type="float">
            <text:p>0,591115</text:p>
          </table:table-cell>
          <table:table-cell office:value-type="float" office:value="0.577101" calcext:value-type="float">
            <text:p>0,577101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5706" calcext:value-type="float">
            <text:p>0,665706</text:p>
          </table:table-cell>
          <table:table-cell office:value-type="float" office:value="0.655023" calcext:value-type="float">
            <text:p>0,655023</text:p>
          </table:table-cell>
          <table:table-cell office:value-type="float" office:value="0.643839" calcext:value-type="float">
            <text:p>0,643839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27744" calcext:value-type="float">
            <text:p>0,727744</text:p>
          </table:table-cell>
          <table:table-cell office:value-type="float" office:value="0.69437" calcext:value-type="float">
            <text:p>0,69437</text:p>
          </table:table-cell>
          <table:table-cell office:value-type="float" office:value="0.698263" calcext:value-type="float">
            <text:p>0,698263</text:p>
          </table:table-cell>
        </table:table-row>
        <table:table-row table:style-name="ro1">
          <table:table-cell table:style-name="ce2" office:value-type="string" calcext:value-type="string">
            <text:p>60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01326" calcext:value-type="float">
            <text:p>0,701326</text:p>
          </table:table-cell>
          <table:table-cell office:value-type="float" office:value="0.658914" calcext:value-type="float">
            <text:p>0,658914</text:p>
          </table:table-cell>
          <table:table-cell office:value-type="float" office:value="0.658738" calcext:value-type="float">
            <text:p>0,658738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581278" calcext:value-type="float">
            <text:p>0,581278</text:p>
          </table:table-cell>
          <table:table-cell office:value-type="float" office:value="0.628174" calcext:value-type="float">
            <text:p>0,628174</text:p>
          </table:table-cell>
          <table:table-cell office:value-type="float" office:value="0.597366" calcext:value-type="float">
            <text:p>0,597366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4654" calcext:value-type="float">
            <text:p>0,664654</text:p>
          </table:table-cell>
          <table:table-cell office:value-type="float" office:value="0.681278" calcext:value-type="float">
            <text:p>0,681278</text:p>
          </table:table-cell>
          <table:table-cell office:value-type="float" office:value="0.663534" calcext:value-type="float">
            <text:p>0,663534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32007" calcext:value-type="float">
            <text:p>0,732007</text:p>
          </table:table-cell>
          <table:table-cell office:value-type="float" office:value="0.705655" calcext:value-type="float">
            <text:p>0,705655</text:p>
          </table:table-cell>
          <table:table-cell office:value-type="float" office:value="0.691656" calcext:value-type="float">
            <text:p>0,691656</text:p>
          </table:table-cell>
        </table:table-row>
        <table:table-row table:style-name="ro1">
          <table:table-cell table:style-name="ce2" office:value-type="string" calcext:value-type="string">
            <text:p>No Aggreg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90212" calcext:value-type="float">
            <text:p>0,690212</text:p>
          </table:table-cell>
          <table:table-cell office:value-type="float" office:value="0.666176" calcext:value-type="float">
            <text:p>0,666176</text:p>
          </table:table-cell>
          <table:table-cell office:value-type="float" office:value="0.657258" calcext:value-type="float">
            <text:p>0,657258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685053" calcext:value-type="float">
            <text:p>0,685053</text:p>
          </table:table-cell>
          <table:table-cell office:value-type="float" office:value="0.628276" calcext:value-type="float">
            <text:p>0,628276</text:p>
          </table:table-cell>
          <table:table-cell office:value-type="float" office:value="0.608354" calcext:value-type="float">
            <text:p>0,608354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77325" calcext:value-type="float">
            <text:p>0,677325</text:p>
          </table:table-cell>
          <table:table-cell office:value-type="float" office:value="0.65339" calcext:value-type="float">
            <text:p>0,65339</text:p>
          </table:table-cell>
          <table:table-cell office:value-type="float" office:value="0.663678" calcext:value-type="float">
            <text:p>0,663678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97457" calcext:value-type="float">
            <text:p>0,697457</text:p>
          </table:table-cell>
          <table:table-cell office:value-type="float" office:value="0.703914" calcext:value-type="float">
            <text:p>0,703914</text:p>
          </table:table-cell>
          <table:table-cell office:value-type="float" office:value="0.703173" calcext:value-type="float">
            <text:p>0,703173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6" table:formula="of:=MAX(['cont var'.B3];['cont var'.B8];['cont var'.B13];['cont var'.B18];['cont var'.B23])" office:value-type="float" office:value="0.701326" calcext:value-type="float">
            <text:p>0,701326</text:p>
          </table:table-cell>
          <table:table-cell table:style-name="ce5" table:formula="of:=MAX(['cont var'.C3];['cont var'.C8];['cont var'.C13];['cont var'.C18];['cont var'.C23])" office:value-type="float" office:value="0.686766" calcext:value-type="float">
            <text:p>0,686766</text:p>
          </table:table-cell>
          <table:table-cell table:style-name="ce5" table:formula="of:=MAX(['cont var'.D3];['cont var'.D8];['cont var'.D13];['cont var'.D18];['cont var'.D23])" office:value-type="float" office:value="0.659943" calcext:value-type="float">
            <text:p>0,65994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table:style-name="ce6" table:formula="of:=MAX(['cont var'.B4];['cont var'.B9];['cont var'.B14];['cont var'.B19];['cont var'.B24])" office:value-type="float" office:value="0.685053" calcext:value-type="float">
            <text:p>0,685053</text:p>
          </table:table-cell>
          <table:table-cell table:style-name="ce5" table:formula="of:=MAX(['cont var'.C4];['cont var'.C9];['cont var'.C14];['cont var'.C19];['cont var'.C24])" office:value-type="float" office:value="0.628276" calcext:value-type="float">
            <text:p>0,628276</text:p>
          </table:table-cell>
          <table:table-cell table:style-name="ce5" table:formula="of:=MAX(['cont var'.D4];['cont var'.D9];['cont var'.D14];['cont var'.D19];['cont var'.D24])" office:value-type="float" office:value="0.639237" calcext:value-type="float">
            <text:p>0,639237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table:style-name="ce5" table:formula="of:=MAX(['cont var'.B5];['cont var'.B10];['cont var'.B15];['cont var'.B20];['cont var'.B25])" office:value-type="float" office:value="0.677325" calcext:value-type="float">
            <text:p>0,677325</text:p>
          </table:table-cell>
          <table:table-cell table:style-name="ce6" table:formula="of:=MAX(['cont var'.C5];['cont var'.C10];['cont var'.C15];['cont var'.C20];['cont var'.C25])" office:value-type="float" office:value="0.681278" calcext:value-type="float">
            <text:p>0,681278</text:p>
          </table:table-cell>
          <table:table-cell table:style-name="ce15" table:formula="of:=MAX(['cont var'.D5];['cont var'.D10];['cont var'.D15];['cont var'.D20];['cont var'.D25])" office:value-type="float" office:value="0.663678" calcext:value-type="float">
            <text:p>0,663678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table:style-name="ce6" table:formula="of:=MAX(['cont var'.B6];['cont var'.B11];['cont var'.B16];['cont var'.B21];['cont var'.B26])" office:value-type="float" office:value="0.732007" calcext:value-type="float">
            <text:p>0,732007</text:p>
          </table:table-cell>
          <table:table-cell table:style-name="ce5" table:formula="of:=MAX(['cont var'.C6];['cont var'.C11];['cont var'.C16];['cont var'.C21];['cont var'.C26])" office:value-type="float" office:value="0.705655" calcext:value-type="float">
            <text:p>0,705655</text:p>
          </table:table-cell>
          <table:table-cell table:style-name="ce5" table:formula="of:=MAX(['cont var'.D6];['cont var'.D11];['cont var'.D16];['cont var'.D21];['cont var'.D26])" office:value-type="float" office:value="0.703173" calcext:value-type="float">
            <text:p>0,7031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erage Best</text:p>
          </table:table-cell>
          <table:table-cell table:style-name="ce2" table:formula="of:=AVERAGE(['cont var'.B29:.B32])" office:value-type="float" office:value="0.69892775" calcext:value-type="float">
            <text:p>0,69892775</text:p>
          </table:table-cell>
          <table:table-cell table:formula="of:=AVERAGE(['cont var'.C29:.C32])" office:value-type="float" office:value="0.67549375" calcext:value-type="float">
            <text:p>0,67549375</text:p>
          </table:table-cell>
          <table:table-cell table:style-name="ce1" table:formula="of:=AVERAGE(['cont var'.D29:.D32])" office:value-type="float" office:value="0.66650775" calcext:value-type="float">
            <text:p>0,66650775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4">
          <table:table-cell table:style-name="ce2"/>
          <table:table-cell table:style-name="ce7" table:number-columns-repeated="2"/>
          <table:table-cell table:style-name="ce10"/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'</number:text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9:49:46.666598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0T19:53:11.516218368</dc:date>
    <meta:editing-duration>PT4H31M22S</meta:editing-duration>
    <meta:editing-cycles>160</meta:editing-cycles>
    <meta:generator>LibreOffice/5.1.6.2$Linux_X86_64 LibreOffice_project/10m0$Build-2</meta:generator>
    <meta:document-statistic meta:table-count="4" meta:cell-count="590" meta:object-count="0"/>
  </office:meta>
</office:document-meta>
</file>